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1784.21pt"/>
    </style:style>
    <style:style style:name="co7" style:family="table-column">
      <style:table-column-properties fo:break-before="auto" style:column-width="34.9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pathway_5f_activated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 style:data-style-name="N125">
      <style:table-cell-properties style:text-align-source="fix" style:repeat-content="false" style:rotation-align="none"/>
      <style:paragraph-properties fo:text-align="center" fo:margin-left="0pt"/>
    </style:style>
    <style:style style:name="ce5" style:family="table-cell" style:parent-style-name="Default" style:data-style-name="N61">
      <style:table-cell-properties style:text-align-source="fix" style:repeat-content="false" style:rotation-align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thway_activat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5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eneRatio</text:p>
          </table:table-cell>
          <table:table-cell table:style-name="ce2" office:value-type="string" calcext:value-type="string">
            <text:p>BgRatio</text:p>
          </table:table-cell>
          <table:table-cell table:style-name="ce2" office:value-type="string" calcext:value-type="string">
            <text:p>Enrichment</text:p>
          </table:table-cell>
          <table:table-cell table:style-name="ce2" office:value-type="string" calcext:value-type="string">
            <text:p>qvalue</text:p>
          </table:table-cell>
          <table:table-cell table:style-name="ce6" office:value-type="string" calcext:value-type="string">
            <text:p>geneID</text:p>
          </table:table-cell>
          <table:table-cell table:style-name="ce7" office:value-type="string" calcext:value-type="string">
            <text:p>Count</text:p>
          </table:table-cell>
          <table:table-cell table:style-name="ce7" table:number-columns-repeated="1015"/>
          <table:table-cell table:style-name="ce8"/>
        </table:table-row>
        <table:table-row table:style-name="ro2">
          <table:table-cell office:value-type="string" calcext:value-type="string">
            <text:p><text:span text:style-name="T1">Biosynthesis of secondary metabolites (ko01110)</text:span></text:p>
          </table:table-cell>
          <table:table-cell table:style-name="ce4" table:formula="of:=48/106" office:value-type="float" office:value="0.452830188679245" calcext:value-type="float">
            <text:p>0.453</text:p>
          </table:table-cell>
          <table:table-cell table:style-name="ce4" table:formula="of:=271/1364" office:value-type="float" office:value="0.198680351906158" calcext:value-type="float">
            <text:p>0.199</text:p>
          </table:table-cell>
          <table:table-cell table:style-name="ce4" table:formula="of:=[.B2]/[.C2]" office:value-type="float" office:value="2.27918958434867" calcext:value-type="float">
            <text:p>2.279</text:p>
          </table:table-cell>
          <table:table-cell table:style-name="ce5" office:value-type="float" office:value="0.0000000432478411826604" calcext:value-type="float">
            <text:p>4.32E-08</text:p>
          </table:table-cell>
          <table:table-cell office:value-type="string" calcext:value-type="string">
            <text:p>GFH05604, GFH06801, GFH22952, GFH0803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bon metabolism (ko01200)</text:p>
          </table:table-cell>
          <table:table-cell table:style-name="ce4" table:formula="of:=21/106" office:value-type="float" office:value="0.19811320754717" calcext:value-type="float">
            <text:p>0.198</text:p>
          </table:table-cell>
          <table:table-cell table:style-name="ce4" table:formula="of:=80/1364" office:value-type="float" office:value="0.0586510263929619" calcext:value-type="float">
            <text:p>0.059</text:p>
          </table:table-cell>
          <table:table-cell table:style-name="ce4" table:formula="of:=[.B3]/[.C3]" office:value-type="float" office:value="3.37783018867925" calcext:value-type="float">
            <text:p>3.378</text:p>
          </table:table-cell>
          <table:table-cell table:style-name="ce5" office:value-type="float" office:value="0.00000761556209849372" calcext:value-type="float">
            <text:p>7.62E-06</text:p>
          </table:table-cell>
          <table:table-cell office:value-type="string" calcext:value-type="string">
            <text:p>GFH11258, GFH11283, GFH15709, GFH2469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trate cycle (TCA cycle) (ko00020)</text:p>
          </table:table-cell>
          <table:table-cell table:style-name="ce4" table:formula="of:=10/106" office:value-type="float" office:value="0.0943396226415094" calcext:value-type="float">
            <text:p>0.094</text:p>
          </table:table-cell>
          <table:table-cell table:style-name="ce4" table:formula="of:=20/1364" office:value-type="float" office:value="0.0146627565982405" calcext:value-type="float">
            <text:p>0.015</text:p>
          </table:table-cell>
          <table:table-cell table:style-name="ce4" table:formula="of:=[.B4]/[.C4]" office:value-type="float" office:value="6.43396226415094" calcext:value-type="float">
            <text:p>6.434</text:p>
          </table:table-cell>
          <table:table-cell table:style-name="ce5" office:value-type="float" office:value="0.0000153435785531175" calcext:value-type="float">
            <text:p>1.53E-05</text:p>
          </table:table-cell>
          <table:table-cell office:value-type="string" calcext:value-type="string">
            <text:p>GFH22952, GFH25765, GFH20776, GFH2469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tty acid biosynthesis (ko00061)</text:p>
          </table:table-cell>
          <table:table-cell table:style-name="ce4" table:formula="of:=7/106" office:value-type="float" office:value="0.0660377358490566" calcext:value-type="float">
            <text:p>0.066</text:p>
          </table:table-cell>
          <table:table-cell table:style-name="ce4" table:formula="of:=11/1364" office:value-type="float" office:value="0.00806451612903226" calcext:value-type="float">
            <text:p>0.008</text:p>
          </table:table-cell>
          <table:table-cell table:style-name="ce4" table:formula="of:=[.B5]/[.C5]" office:value-type="float" office:value="8.18867924528302" calcext:value-type="float">
            <text:p>8.189</text:p>
          </table:table-cell>
          <table:table-cell table:style-name="ce5" office:value-type="float" office:value="0.0000735852779709442" calcext:value-type="float">
            <text:p>7.36E-05</text:p>
          </table:table-cell>
          <table:table-cell office:value-type="string" calcext:value-type="string">
            <text:p>GFH17445, GFH1945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yruvate metabolism (ko00620)</text:p>
          </table:table-cell>
          <table:table-cell table:style-name="ce4" table:formula="of:=10/106" office:value-type="float" office:value="0.0943396226415094" calcext:value-type="float">
            <text:p>0.094</text:p>
          </table:table-cell>
          <table:table-cell table:style-name="ce4" table:formula="of:=25/1364" office:value-type="float" office:value="0.0183284457478006" calcext:value-type="float">
            <text:p>0.018</text:p>
          </table:table-cell>
          <table:table-cell table:style-name="ce4" table:formula="of:=[.B6]/[.C6]" office:value-type="float" office:value="5.14716981132075" calcext:value-type="float">
            <text:p>5.147</text:p>
          </table:table-cell>
          <table:table-cell table:style-name="ce5" office:value-type="float" office:value="0.0000972518670636709" calcext:value-type="float">
            <text:p>9.73E-05</text:p>
          </table:table-cell>
          <table:table-cell office:value-type="string" calcext:value-type="string">
            <text:p>GFH10014, GFH11258, GFH1109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panoate metabolism (ko00640)</text:p>
          </table:table-cell>
          <table:table-cell table:style-name="ce4" table:formula="of:=7/106" office:value-type="float" office:value="0.0660377358490566" calcext:value-type="float">
            <text:p>0.066</text:p>
          </table:table-cell>
          <table:table-cell table:style-name="ce4" table:formula="of:=14/1364" office:value-type="float" office:value="0.0102639296187683" calcext:value-type="float">
            <text:p>0.010</text:p>
          </table:table-cell>
          <table:table-cell table:style-name="ce4" table:formula="of:=[.B7]/[.C7]" office:value-type="float" office:value="6.43396226415094" calcext:value-type="float">
            <text:p>6.434</text:p>
          </table:table-cell>
          <table:table-cell table:style-name="ce5" office:value-type="float" office:value="0.000397427813113956" calcext:value-type="float">
            <text:p>3.97E-04</text:p>
          </table:table-cell>
          <table:table-cell office:value-type="string" calcext:value-type="string">
            <text:p>K01962/K01899/K00382/K01895/K01900/K01963/K0196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lutathione metabolism (ko00480)</text:p>
          </table:table-cell>
          <table:table-cell table:style-name="ce4" table:formula="of:=6/106" office:value-type="float" office:value="0.0566037735849057" calcext:value-type="float">
            <text:p>0.057</text:p>
          </table:table-cell>
          <table:table-cell table:style-name="ce4" table:formula="of:=16/1364" office:value-type="float" office:value="0.0117302052785924" calcext:value-type="float">
            <text:p>0.012</text:p>
          </table:table-cell>
          <table:table-cell table:style-name="ce4" table:formula="of:=[.B8]/[.C8]" office:value-type="float" office:value="4.82547169811321" calcext:value-type="float">
            <text:p>4.825</text:p>
          </table:table-cell>
          <table:table-cell table:style-name="ce5" office:value-type="float" office:value="0.00663779906892665" calcext:value-type="float">
            <text:p>6.64E-03</text:p>
          </table:table-cell>
          <table:table-cell office:value-type="string" calcext:value-type="string">
            <text:p>K10807/K00036/K00033/K00031/K00797/K21888 interesa?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tein processing in endoplasmic reticulum (ko04141)</text:p>
          </table:table-cell>
          <table:table-cell table:style-name="ce4" table:formula="of:=11/106" office:value-type="float" office:value="0.10377358490566" calcext:value-type="float">
            <text:p>0.104</text:p>
          </table:table-cell>
          <table:table-cell table:style-name="ce4" table:formula="of:=53/1364" office:value-type="float" office:value="0.0388563049853372" calcext:value-type="float">
            <text:p>0.039</text:p>
          </table:table-cell>
          <table:table-cell table:style-name="ce4" table:formula="of:=[.B9]/[.C9]" office:value-type="float" office:value="2.67070131719473" calcext:value-type="float">
            <text:p>2.671</text:p>
          </table:table-cell>
          <table:table-cell table:style-name="ce5" office:value-type="float" office:value="0.0132744542367385" calcext:value-type="float">
            <text:p>1.33E-02</text:p>
          </table:table-cell>
          <table:table-cell office:value-type="string" calcext:value-type="string">
            <text:p>K04079/K09584/K08057/K10597/K09487/K09580/K13250/K09490/K12669/K13993/K0328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tenoid biosynthesis (ko00906)</text:p>
          </table:table-cell>
          <table:table-cell table:style-name="ce4" table:formula="of:=5/106" office:value-type="float" office:value="0.0471698113207547" calcext:value-type="float">
            <text:p>0.047</text:p>
          </table:table-cell>
          <table:table-cell table:style-name="ce4" table:formula="of:=13/1364" office:value-type="float" office:value="0.00953079178885631" calcext:value-type="float">
            <text:p>0.010</text:p>
          </table:table-cell>
          <table:table-cell table:style-name="ce4" table:formula="of:=[.B10]/[.C10]" office:value-type="float" office:value="4.94920174165457" calcext:value-type="float">
            <text:p>4.949</text:p>
          </table:table-cell>
          <table:table-cell table:style-name="ce5" office:value-type="float" office:value="0.0139774056241732" calcext:value-type="float">
            <text:p>1.40E-02</text:p>
          </table:table-cell>
          <table:table-cell office:value-type="string" calcext:value-type="string">
            <text:p>GFH09920, GFH09688, GFH16569, 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1022"/>
          <table:table-cell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3:09:22.862009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thway_5f_activated" style:display-name="PageStyle_pathway_activat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4</meta:editing-cycles>
    <meta:editing-duration>PT1H26M46S</meta:editing-duration>
    <meta:generator>LibreOffice/6.0.7.3$Linux_X86_64 LibreOffice_project/00m0$Build-3</meta:generator>
    <dc:date>2020-07-31T13:17:15.142091994</dc:date>
    <meta:document-statistic meta:table-count="1" meta:cell-count="70" meta:object-count="0"/>
  </office:meta>
</office:document-meta>
</file>